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7cm"/>
    </style:style>
    <style:style style:name="co2" style:family="table-column">
      <style:table-column-properties fo:break-before="auto" style:column-width="0.7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23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10.892cm"/>
    </style:style>
    <style:style style:name="co7" style:family="table-column">
      <style:table-column-properties fo:break-before="auto" style:column-width="6.241cm"/>
    </style:style>
    <style:style style:name="co8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1.96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432cm" fo:break-before="auto" style:use-optimal-row-height="false"/>
    </style:style>
    <style:style style:name="ro9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3" table:number-columns-repeated="5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3"/>
          <table:table-cell table:style-name="ce7" office:value-type="string" calcext:value-type="string" table:number-columns-spanned="1" table:number-rows-spanned="30">
            <text:p>prévoir de trigger les glitch et les bras qui sortent de l’écran</text:p>
          </table:table-cell>
          <table:table-cell table:style-name="ce7" office:value-type="string" calcext:value-type="string" table:number-columns-spanned="1" table:number-rows-spanned="30">
            <text:p>un fichier vidéo</text:p>
          </table:table-cell>
          <table:table-cell table:style-name="Default"/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Doah pour qu’il se lève et prenne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 ou baguett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Joris joue de la musique pendant qu’Orl récupère les instrus ? Ou alors Joris récupère les instruments et les passe (ou pas) à Doah</text:p>
          </table:table-cell>
          <table:table-cell table:number-columns-repeated="51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 ou branch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 ou barre à min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5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4"/>
          <table:covered-table-cell table:number-columns-repeated="2"/>
          <table:table-cell table:number-columns-repeated="52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office:value-type="string" calcext:value-type="string">
            <text:p>A chaque personnage, on démarre par du film intégré, puis « flash animation » → on passe en animation pour performance de ouf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/>
          <table:table-cell office:value-type="string" calcext:value-type="string">
            <text:p>illustration du programme (bla bla pour les lignes suivantes)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9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envoie les instrus à Dagz</text:p>
          </table:table-cell>
          <table:table-cell table:number-columns-repeated="6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table:style-name="Default"/>
          <table:table-cell table:number-columns-repeated="4"/>
          <table:covered-table-cell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gz</text:p>
          </table:table-cell>
          <table:table-cell/>
          <table:table-cell office:value-type="string" calcext:value-type="string">
            <text:p>jongle un peu avec, stoppe et salue</text:p>
          </table:table-cell>
          <table:table-cell office:value-type="string" calcext:value-type="string">
            <text:p>FLASH ANIMATION ?</text:p>
          </table:table-cell>
          <table:table-cell table:number-columns-repeated="3"/>
          <table:covered-table-cell table:number-columns-repeated="2"/>
          <table:table-cell table:number-columns-repeated="52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01T10:17:57.650112279</dc:date>
    <meta:editing-duration>PT4H21M36S</meta:editing-duration>
    <meta:editing-cycles>71</meta:editing-cycles>
    <meta:generator>LibreOffice/7.0.4.2$Linux_X86_64 LibreOffice_project/00$Build-2</meta:generator>
    <meta:document-statistic meta:table-count="1" meta:cell-count="119" meta:object-count="0"/>
  </office:meta>
</office:document-meta>
</file>